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4fd" officeooo:paragraph-rsid="0009f4fd"/>
    </style:style>
    <style:style style:name="P2" style:family="paragraph" style:parent-style-name="Standard">
      <style:text-properties fo:font-weight="bold" officeooo:rsid="0009f4fd" officeooo:paragraph-rsid="0009f4fd" style:font-weight-asian="bold" style:font-weight-complex="bold"/>
    </style:style>
    <style:style style:name="P3" style:family="paragraph" style:parent-style-name="Standard">
      <style:text-properties fo:font-weight="bold" officeooo:rsid="00135901" officeooo:paragraph-rsid="00135901" style:font-weight-asian="bold" style:font-weight-complex="bold"/>
    </style:style>
    <style:style style:name="P4" style:family="paragraph" style:parent-style-name="Standard">
      <style:text-properties fo:font-size="15pt" fo:font-weight="bold" officeooo:rsid="0009f4fd" officeooo:paragraph-rsid="0009f4f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4pt" fo:font-weight="bold" officeooo:rsid="0009f4fd" officeooo:paragraph-rsid="0009f4f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09f4fd" officeooo:paragraph-rsid="0009f4fd" style:font-size-asian="14pt" style:font-size-complex="14pt"/>
    </style:style>
    <style:style style:name="P7" style:family="paragraph" style:parent-style-name="Standard">
      <style:text-properties fo:font-size="16pt" fo:font-weight="bold" officeooo:rsid="0009f4fd" officeooo:paragraph-rsid="0009f4fd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cc2b7" officeooo:paragraph-rsid="000cc2b7"/>
    </style:style>
    <style:style style:name="P9" style:family="paragraph" style:parent-style-name="Standard">
      <style:text-properties officeooo:rsid="00117e26" officeooo:paragraph-rsid="00117e26"/>
    </style:style>
    <style:style style:name="P10" style:family="paragraph" style:parent-style-name="Standard">
      <style:text-properties officeooo:rsid="00135901" officeooo:paragraph-rsid="00135901"/>
    </style:style>
    <style:style style:name="P11" style:family="paragraph" style:parent-style-name="Standard">
      <style:text-properties fo:color="#c9211e" fo:font-size="18pt" fo:font-weight="bold" officeooo:rsid="00135901" officeooo:paragraph-rsid="00135901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15425a" officeooo:paragraph-rsid="0015425a"/>
    </style:style>
    <style:style style:name="P13" style:family="paragraph" style:parent-style-name="Standard">
      <style:text-properties officeooo:rsid="001a4d8c" officeooo:paragraph-rsid="001a4d8c"/>
    </style:style>
    <style:style style:name="T1" style:family="text">
      <style:text-properties officeooo:rsid="000b6ad3"/>
    </style:style>
    <style:style style:name="T2" style:family="text">
      <style:text-properties officeooo:rsid="000cc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4/08/2019 <text:span text:style-name="T1">Segunda aula Quarta-feira</text:span></text:p>
      <text:p text:style-name="P1"/>
      <text:p text:style-name="P4">Algoritmo – Representação e elaboração</text:p>
      <text:p text:style-name="P4"/>
      <text:p text:style-name="P5">Etapas de desenvolvimento </text:p>
      <text:p text:style-name="P1"><text:tab/>1- esquematizar saídas e entradas</text:p>
      <text:p text:style-name="P1">- Analisar o Problema e definir quais as variáveis de entrada que são necessárias para resolvê-lo</text:p>
      <text:p text:style-name="P1">- ingredientes de um bolo </text:p>
      <text:p text:style-name="P1"/>
      <text:p text:style-name="P1"><text:tab/>2- Construir o algoritmo</text:p>
      <text:p text:style-name="P1">- Escrever o algoritmo em pseudcódigo, explicitando as instruções passíveis de serem executadas por uma máquina</text:p>
      <text:p text:style-name="P1">- Seguir a receita do bolo</text:p>
      <text:p text:style-name="P1"/>
      <text:p text:style-name="P1"/>
      <text:p text:style-name="P1"><text:tab/>3 Rastrear se ele faz o que deve fazer </text:p>
      <text:p text:style-name="P1">- Testar se ele faz o que deve fazer</text:p>
      <text:p text:style-name="P1">- ver o bolo ficou bom</text:p>
      <text:p text:style-name="P1"/>
      <text:p text:style-name="P5">Etapas do algoritmo</text:p>
      <text:p text:style-name="P6">1 Dividimos um algoritmo em três etapas de funcionamento </text:p>
      <text:p text:style-name="P2">- entradas</text:p>
      <text:p text:style-name="P1">- Dados de netrada do algoritmo</text:p>
      <text:p text:style-name="P1">- O que será utiilizado nas próximas etapas(variáveis)</text:p>
      <text:p text:style-name="P1"/>
      <text:p text:style-name="P1"/>
      <text:p text:style-name="P2">Processamento</text:p>
      <text:p text:style-name="P1">- Procedimentos utilizados para chegar a um resultado</text:p>
      <text:p text:style-name="P1">- Processa os dados de entrada para chegar ao resultado esperado</text:p>
      <text:p text:style-name="P1"/>
      <text:p text:style-name="P2">Saída</text:p>
      <text:p text:style-name="P1">- apresenta o resultado</text:p>
      <text:p text:style-name="P1"/>
      <text:p text:style-name="P1"/>
      <text:p text:style-name="P1"><text:tab/><text:span text:style-name="T2">Representação</text:span></text:p>
      <text:p text:style-name="P1"/>
      <text:p text:style-name="P8">media de 4 notas</text:p>
      <text:p text:style-name="P8">Variáveis </text:p>
      <text:p text:style-name="P8">n1</text:p>
      <text:p text:style-name="P8">n1</text:p>
      <text:p text:style-name="P8">n3<text:tab/><text:tab/><text:tab/><text:tab/><text:tab/><text:tab/>Variáveis de entrada</text:p>
      <text:p text:style-name="P8">n4</text:p>
      <text:p text:style-name="P8">media <text:tab/><text:tab/><text:tab/><text:tab/><text:tab/><text:tab/>Variável de saída</text:p>
      <text:p text:style-name="P1"/>
      <text:p text:style-name="P1"/>
      <text:p text:style-name="P8">O primeiro a saber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ow( ) potenciação ao quadrado</text:p>
      <text:p text:style-name="P9">sqr(2,3) quando for acima de quadrado</text:p>
      <text:p text:style-name="P9"/>
      <text:p text:style-name="P9">raiz sqrt( )</text:p>
      <text:p text:style-name="P9"/>
      <text:p text:style-name="P9"/>
      <text:p text:style-name="P11">Precedência entre operadores </text:p>
      <text:p text:style-name="P10"/>
      <text:p text:style-name="P3">1 ( )</text:p>
      <text:p text:style-name="P3">2 Operadores Aritméticos</text:p>
      <text:p text:style-name="P3">3 operadores Relacionais</text:p>
      <text:p text:style-name="P3">4 operadores Lógicos</text:p>
      <text:p text:style-name="P10"/>
      <text:p text:style-name="P10"/>
      <text:p text:style-name="P12">a = 1 b = 2 <text:s text:c="2"/>c = 3</text:p>
      <text:p text:style-name="P12"/>
      <text:p text:style-name="P12">A + 3 * 4 &gt;= 3 * b -a || 5*c</text:p>
      <text:p text:style-name="P12">1 + 12 &gt;= 3 *2 – 1 || 5 * 3</text:p>
      <text:p text:style-name="P12">13 &gt;= 5 || 15</text:p>
      <text:p text:style-name="P12">V || 15</text:p>
      <text:p text:style-name="P12">v || V</text:p>
      <text:p text:style-name="P12"/>
      <text:p text:style-name="P12"/>
      <text:p text:style-name="P12"/>
      <text:p text:style-name="P12">1 faça um algoritmo que transforme ºC ºF (C*1.8+32) </text:p>
      <text:p text:style-name="P12"/>
      <text:p text:style-name="P12"/>
      <text:p text:style-name="P12"/>
      <text:p text:style-name="P12"/>
      <text:p text:style-name="P12"/>
      <text:p text:style-name="P12"/>
      <text:p text:style-name="P13">#include &lt;stdio.h&gt;</text:p>
      <text:p text:style-name="P13">int main( ){</text:p>
      <text:p text:style-name="P13"><text:tab/>int idade, dvida;</text:p>
      <text:p text:style-name="P13"><text:tab/></text:p>
      <text:p text:style-name="P13"><text:tab/>printf(“Digite a idade”);</text:p>
      <text:p text:style-name="P13"><text:tab/>scanf(“%d”&amp;idade);</text:p>
      <text:p text:style-name="P13"/>
      <text:p text:style-name="P13"><text:tab/>dvida = idade * 365;</text:p>
      <text:p text:style-name="P13"/>
      <text:p text:style-name="P13"><text:tab/>printf(“Você já iveu %d”dvida);</text:p>
      <text:p text:style-name="P13">return 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8:39:03.033193836</meta:creation-date>
    <dc:date>2019-08-14T22:11:43.722034085</dc:date>
    <meta:editing-duration>PT8M13S</meta:editing-duration>
    <meta:editing-cycles>1</meta:editing-cycles>
    <meta:document-statistic meta:table-count="0" meta:image-count="0" meta:object-count="0" meta:page-count="2" meta:paragraph-count="55" meta:word-count="265" meta:character-count="1456" meta:non-whitespace-character-count="1213"/>
    <meta:generator>LibreOffice/6.2.5.2$Linux_X86_64 LibreOffice_project/20$Build-2</meta:generator>
  </office:meta>
</office:document-meta>
</file>